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</table:table-row>
        <table:table-row table:style-name="ro1">
          <table:table-cell table:formula="of:=([.A3]-[.$D$8])^2" office:value-type="float" office:value="0.00249999999999998" calcext:value-type="float">
            <text:p>0,0025</text:p>
          </table:table-cell>
          <table:table-cell table:formula="of:=([.B3]-[.$D$8])^2" office:value-type="float" office:value="0.00249999999999998" calcext:value-type="float">
            <text:p>0,0025</text:p>
          </table:table-cell>
          <table:table-cell table:formula="of:=([.C3]-[.$D$8])^2" office:value-type="float" office:value="1.1025" calcext:value-type="float">
            <text:p>1,1025</text:p>
          </table:table-cell>
          <table:table-cell table:formula="of:=([.D3]-[.$D$8])^2" office:value-type="float" office:value="8.7025" calcext:value-type="float">
            <text:p>8,7025</text:p>
          </table:table-cell>
          <table:table-cell table:formula="of:=([.E3]-[.$D$8])^2" office:value-type="float" office:value="0.9025" calcext:value-type="float">
            <text:p>0,9025</text:p>
          </table:table-cell>
          <table:table-cell table:formula="of:=([.F3]-[.$D$8])^2" office:value-type="float" office:value="0.9025" calcext:value-type="float">
            <text:p>0,9025</text:p>
          </table:table-cell>
          <table:table-cell table:formula="of:=([.G3]-[.$D$8])^2" office:value-type="float" office:value="9.3025" calcext:value-type="float">
            <text:p>9,3025</text:p>
          </table:table-cell>
          <table:table-cell table:formula="of:=([.H3]-[.$D$8])^2" office:value-type="float" office:value="1.1025" calcext:value-type="float">
            <text:p>1,1025</text:p>
          </table:table-cell>
          <table:table-cell table:formula="of:=([.I3]-[.$D$8])^2" office:value-type="float" office:value="1.1025" calcext:value-type="float">
            <text:p>1,1025</text:p>
          </table:table-cell>
          <table:table-cell table:formula="of:=([.J3]-[.$D$8])^2" office:value-type="float" office:value="1.1025" calcext:value-type="float">
            <text:p>1,1025</text:p>
          </table:table-cell>
          <table:table-cell table:formula="of:=([.K3]-[.$D$8])^2" office:value-type="float" office:value="0.00249999999999998" calcext:value-type="float">
            <text:p>0,0025</text:p>
          </table:table-cell>
          <table:table-cell table:formula="of:=([.L3]-[.$D$8])^2" office:value-type="float" office:value="1.1025" calcext:value-type="float">
            <text:p>1,1025</text:p>
          </table:table-cell>
          <table:table-cell table:formula="of:=([.M3]-[.$D$8])^2" office:value-type="float" office:value="0.9025" calcext:value-type="float">
            <text:p>0,9025</text:p>
          </table:table-cell>
          <table:table-cell table:formula="of:=([.N3]-[.$D$8])^2" office:value-type="float" office:value="0.9025" calcext:value-type="float">
            <text:p>0,9025</text:p>
          </table:table-cell>
          <table:table-cell table:formula="of:=([.O3]-[.$D$8])^2" office:value-type="float" office:value="0.00249999999999998" calcext:value-type="float">
            <text:p>0,0025</text:p>
          </table:table-cell>
          <table:table-cell table:formula="of:=([.P3]-[.$D$8])^2" office:value-type="float" office:value="0.00249999999999998" calcext:value-type="float">
            <text:p>0,0025</text:p>
          </table:table-cell>
          <table:table-cell table:formula="of:=([.Q3]-[.$D$8])^2" office:value-type="float" office:value="0.9025" calcext:value-type="float">
            <text:p>0,9025</text:p>
          </table:table-cell>
          <table:table-cell table:formula="of:=([.R3]-[.$D$8])^2" office:value-type="float" office:value="1.1025" calcext:value-type="float">
            <text:p>1,1025</text:p>
          </table:table-cell>
          <table:table-cell table:formula="of:=([.S3]-[.$D$8])^2" office:value-type="float" office:value="3.8025" calcext:value-type="float">
            <text:p>3,8025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4"/>
        </table:table-row>
        <table:table-row table:style-name="ro1">
          <table:table-cell table:formula="of:=SUM([.A3:.T3])" office:value-type="float" office:value="59" calcext:value-type="float">
            <text:p>59</text:p>
          </table:table-cell>
          <table:table-cell table:formula="of:=SUM([.A4:.T4])" office:value-type="float" office:value="20" calcext:value-type="float">
            <text:p>20</text:p>
          </table:table-cell>
          <table:table-cell table:formula="of:=[.A8]/(150*[.B8])" office:value-type="float" office:value="0.0196666666666667" calcext:value-type="float">
            <text:p>0,019666666666667</text:p>
          </table:table-cell>
          <table:table-cell table:formula="of:=[.A8]/[.B8]" office:value-type="float" office:value="2.95" calcext:value-type="float">
            <text:p>2,95</text:p>
          </table:table-cell>
          <table:table-cell table:formula="of:=SQRT(SUM([.A5:.T5])/[.B8])" office:value-type="float" office:value="1.283501071289" calcext:value-type="float">
            <text:p>1,283501071289</text:p>
          </table:table-cell>
          <table:table-cell table:formula="of:=[.E8]/150" office:value-type="float" office:value="0.00855667380859331" calcext:value-type="float">
            <text:p>0,00855667380859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1-[.C8]" office:value-type="float" office:value="0.980333333333333" calcext:value-type="float">
            <text:p>0,980333333333333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.00.0000</text:date>, <text:time style:data-style-name="N2" text:time-value="21:00:30.22321846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11T21:32:33.967144396</dc:date>
    <meta:editing-duration>PT1H7S</meta:editing-duration>
    <meta:editing-cycles>10</meta:editing-cycles>
    <meta:document-statistic meta:table-count="1" meta:cell-count="92" meta:object-count="0"/>
  </office:meta>
</office:document-meta>
</file>